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863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8.795cm" style:rel-column-width="32767*"/>
    </style:style>
    <style:style style:name="Table3.B" style:family="table-column">
      <style:table-column-properties style:column-width="8.795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8.795cm" style:rel-column-width="32767*"/>
    </style:style>
    <style:style style:name="Table4.B" style:family="table-column">
      <style:table-column-properties style:column-width="8.795cm" style:rel-column-width="3276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8.795cm" style:rel-column-width="32767*"/>
    </style:style>
    <style:style style:name="Table5.B" style:family="table-column">
      <style:table-column-properties style:column-width="8.795cm" style:rel-column-width="32768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8.795cm" style:rel-column-width="32767*"/>
    </style:style>
    <style:style style:name="Table6.B" style:family="table-column">
      <style:table-column-properties style:column-width="8.795cm" style:rel-column-width="32768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59cm" table:align="margins"/>
    </style:style>
    <style:style style:name="Table7.A" style:family="table-column">
      <style:table-column-properties style:column-width="17.59cm" style:rel-column-width="65535*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59cm" table:align="margins"/>
    </style:style>
    <style:style style:name="Table8.A" style:family="table-column">
      <style:table-column-properties style:column-width="17.59cm" style:rel-column-width="65535*"/>
    </style:style>
    <style:style style:name="Table8.A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59cm" table:align="margins"/>
    </style:style>
    <style:style style:name="Table9.A" style:family="table-column">
      <style:table-column-properties style:column-width="17.59cm" style:rel-column-width="65535*"/>
    </style:style>
    <style:style style:name="Table9.A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154e5" officeooo:paragraph-rsid="001154e5"/>
    </style:style>
    <style:style style:name="P2" style:family="paragraph" style:parent-style-name="Text_20_body">
      <style:text-properties officeooo:rsid="00118ef3" officeooo:paragraph-rsid="00118ef3"/>
    </style:style>
    <style:style style:name="P3" style:family="paragraph" style:parent-style-name="Text_20_body">
      <style:text-properties officeooo:rsid="001240b6" officeooo:paragraph-rsid="001240b6"/>
    </style:style>
    <style:style style:name="P4" style:family="paragraph" style:parent-style-name="Text_20_body">
      <style:text-properties officeooo:rsid="00139042" officeooo:paragraph-rsid="00139042"/>
    </style:style>
    <style:style style:name="P5" style:family="paragraph" style:parent-style-name="Text_20_body">
      <style:text-properties officeooo:rsid="00166403" officeooo:paragraph-rsid="00166403"/>
    </style:style>
    <style:style style:name="P6" style:family="paragraph" style:parent-style-name="Text_20_body">
      <style:text-properties officeooo:rsid="00166ecb" officeooo:paragraph-rsid="00166ecb"/>
    </style:style>
    <style:style style:name="P7" style:family="paragraph" style:parent-style-name="Text_20_body">
      <style:text-properties officeooo:rsid="00175fa6" officeooo:paragraph-rsid="00175fa6"/>
    </style:style>
    <style:style style:name="P8" style:family="paragraph" style:parent-style-name="Text_20_body">
      <style:text-properties officeooo:rsid="0017eb38" officeooo:paragraph-rsid="0017eb38"/>
    </style:style>
    <style:style style:name="P9" style:family="paragraph" style:parent-style-name="Text_20_body">
      <style:text-properties officeooo:rsid="0019767c" officeooo:paragraph-rsid="0019767c"/>
    </style:style>
    <style:style style:name="P10" style:family="paragraph" style:parent-style-name="Text_20_body">
      <style:text-properties officeooo:rsid="001a6f17" officeooo:paragraph-rsid="001a6f17"/>
    </style:style>
    <style:style style:name="P11" style:family="paragraph" style:parent-style-name="Text_20_body">
      <style:text-properties officeooo:rsid="001ccee5" officeooo:paragraph-rsid="001ccee5"/>
    </style:style>
    <style:style style:name="P12" style:family="paragraph" style:parent-style-name="Text_20_body">
      <style:text-properties officeooo:rsid="00223da3" officeooo:paragraph-rsid="00223da3"/>
    </style:style>
    <style:style style:name="P13" style:family="paragraph" style:parent-style-name="Text_20_body">
      <style:text-properties officeooo:rsid="00234944" officeooo:paragraph-rsid="00234944"/>
    </style:style>
    <style:style style:name="P14" style:family="paragraph" style:parent-style-name="Text_20_body">
      <style:text-properties officeooo:rsid="0024ca1e" officeooo:paragraph-rsid="0024ca1e"/>
    </style:style>
    <style:style style:name="P15" style:family="paragraph" style:parent-style-name="Text_20_body">
      <style:text-properties officeooo:rsid="0027f3d4" officeooo:paragraph-rsid="0027f3d4"/>
    </style:style>
    <style:style style:name="P16" style:family="paragraph" style:parent-style-name="Text_20_body">
      <style:text-properties officeooo:rsid="0028318f" officeooo:paragraph-rsid="0028318f"/>
    </style:style>
    <style:style style:name="P17" style:family="paragraph" style:parent-style-name="Text_20_body">
      <style:text-properties officeooo:rsid="00299497" officeooo:paragraph-rsid="00299497"/>
    </style:style>
    <style:style style:name="P18" style:family="paragraph" style:parent-style-name="Text_20_body">
      <style:text-properties officeooo:rsid="002b84fc" officeooo:paragraph-rsid="002b84fc"/>
    </style:style>
    <style:style style:name="P19" style:family="paragraph" style:parent-style-name="Text_20_body">
      <style:text-properties fo:color="#ce181e" officeooo:rsid="001ccee5" officeooo:paragraph-rsid="001ccee5"/>
    </style:style>
    <style:style style:name="P20" style:family="paragraph" style:parent-style-name="Text_20_body">
      <style:text-properties fo:color="#ce181e" officeooo:rsid="00595c54" officeooo:paragraph-rsid="00595c54"/>
    </style:style>
    <style:style style:name="P21" style:family="paragraph" style:parent-style-name="Text_20_body">
      <style:text-properties officeooo:rsid="00326d96" officeooo:paragraph-rsid="00326d96"/>
    </style:style>
    <style:style style:name="P22" style:family="paragraph" style:parent-style-name="Text_20_body">
      <style:text-properties officeooo:rsid="00326d96" officeooo:paragraph-rsid="0034fa2a"/>
    </style:style>
    <style:style style:name="P23" style:family="paragraph" style:parent-style-name="Text_20_body">
      <style:text-properties officeooo:rsid="00327e4f" officeooo:paragraph-rsid="00327e4f"/>
    </style:style>
    <style:style style:name="P24" style:family="paragraph" style:parent-style-name="Text_20_body">
      <style:text-properties officeooo:rsid="00339fa9" officeooo:paragraph-rsid="00339fa9"/>
    </style:style>
    <style:style style:name="P25" style:family="paragraph" style:parent-style-name="Text_20_body">
      <style:text-properties officeooo:rsid="003510d8" officeooo:paragraph-rsid="003510d8"/>
    </style:style>
    <style:style style:name="P26" style:family="paragraph" style:parent-style-name="Text_20_body">
      <style:text-properties officeooo:rsid="0036a94a" officeooo:paragraph-rsid="0036a94a"/>
    </style:style>
    <style:style style:name="P27" style:family="paragraph" style:parent-style-name="Text_20_body">
      <style:text-properties officeooo:rsid="00372a21" officeooo:paragraph-rsid="00372a21"/>
    </style:style>
    <style:style style:name="P28" style:family="paragraph" style:parent-style-name="Text_20_body">
      <style:text-properties officeooo:rsid="003780de" officeooo:paragraph-rsid="003780de"/>
    </style:style>
    <style:style style:name="P29" style:family="paragraph" style:parent-style-name="Text_20_body">
      <style:text-properties officeooo:rsid="0037d9c9" officeooo:paragraph-rsid="0037d9c9"/>
    </style:style>
    <style:style style:name="P30" style:family="paragraph" style:parent-style-name="Text_20_body">
      <style:text-properties officeooo:rsid="0037e240" officeooo:paragraph-rsid="0037e240"/>
    </style:style>
    <style:style style:name="P31" style:family="paragraph" style:parent-style-name="Text_20_body">
      <style:text-properties officeooo:rsid="00391015" officeooo:paragraph-rsid="00391015"/>
    </style:style>
    <style:style style:name="P32" style:family="paragraph" style:parent-style-name="Text_20_body">
      <style:text-properties officeooo:rsid="00392646" officeooo:paragraph-rsid="00392646"/>
    </style:style>
    <style:style style:name="P33" style:family="paragraph" style:parent-style-name="Text_20_body">
      <style:text-properties officeooo:rsid="003af259" officeooo:paragraph-rsid="003af259"/>
    </style:style>
    <style:style style:name="P34" style:family="paragraph" style:parent-style-name="Text_20_body">
      <style:text-properties officeooo:rsid="003c375e" officeooo:paragraph-rsid="003c375e"/>
    </style:style>
    <style:style style:name="P35" style:family="paragraph" style:parent-style-name="Text_20_body">
      <style:text-properties officeooo:rsid="003d8b52" officeooo:paragraph-rsid="003d8b52"/>
    </style:style>
    <style:style style:name="P36" style:family="paragraph" style:parent-style-name="Text_20_body">
      <style:text-properties officeooo:rsid="003fa51c" officeooo:paragraph-rsid="003fa51c"/>
    </style:style>
    <style:style style:name="P37" style:family="paragraph" style:parent-style-name="Text_20_body">
      <style:text-properties officeooo:rsid="00413b44" officeooo:paragraph-rsid="00413b44"/>
    </style:style>
    <style:style style:name="P38" style:family="paragraph" style:parent-style-name="Text_20_body">
      <style:text-properties officeooo:rsid="0043819d" officeooo:paragraph-rsid="0043819d"/>
    </style:style>
    <style:style style:name="P39" style:family="paragraph" style:parent-style-name="Text_20_body">
      <style:text-properties officeooo:rsid="00449271" officeooo:paragraph-rsid="00449271"/>
    </style:style>
    <style:style style:name="P40" style:family="paragraph" style:parent-style-name="Text_20_body">
      <style:text-properties officeooo:rsid="00449271" officeooo:paragraph-rsid="004ae97c"/>
    </style:style>
    <style:style style:name="P41" style:family="paragraph" style:parent-style-name="Text_20_body">
      <style:text-properties officeooo:rsid="004e857d" officeooo:paragraph-rsid="004e857d"/>
    </style:style>
    <style:style style:name="P42" style:family="paragraph" style:parent-style-name="Text_20_body">
      <style:text-properties officeooo:rsid="004f1ac8" officeooo:paragraph-rsid="004f1ac8"/>
    </style:style>
    <style:style style:name="P43" style:family="paragraph" style:parent-style-name="Text_20_body">
      <style:text-properties officeooo:rsid="005040d0" officeooo:paragraph-rsid="005040d0"/>
    </style:style>
    <style:style style:name="P44" style:family="paragraph" style:parent-style-name="Text_20_body">
      <style:text-properties officeooo:rsid="00522ce1" officeooo:paragraph-rsid="00522ce1"/>
    </style:style>
    <style:style style:name="P45" style:family="paragraph" style:parent-style-name="Text_20_body">
      <style:text-properties officeooo:rsid="00530e70" officeooo:paragraph-rsid="00530e70"/>
    </style:style>
    <style:style style:name="P46" style:family="paragraph" style:parent-style-name="Text_20_body">
      <style:text-properties officeooo:rsid="005607cf" officeooo:paragraph-rsid="005607cf"/>
    </style:style>
    <style:style style:name="P47" style:family="paragraph" style:parent-style-name="Text_20_body">
      <style:text-properties officeooo:rsid="0056906d" officeooo:paragraph-rsid="0056906d"/>
    </style:style>
    <style:style style:name="P48" style:family="paragraph" style:parent-style-name="Text_20_body">
      <style:text-properties officeooo:rsid="00585531" officeooo:paragraph-rsid="00585531"/>
    </style:style>
    <style:style style:name="P49" style:family="paragraph" style:parent-style-name="Text_20_body">
      <style:text-properties officeooo:rsid="005b46f4" officeooo:paragraph-rsid="005b46f4"/>
    </style:style>
    <style:style style:name="P50" style:family="paragraph" style:parent-style-name="Text_20_body">
      <style:text-properties style:text-line-through-style="solid" style:text-line-through-type="single" style:text-underline-style="none" officeooo:rsid="00522ce1" officeooo:paragraph-rsid="00522ce1"/>
    </style:style>
    <style:style style:name="P51" style:family="paragraph" style:parent-style-name="Text_20_body">
      <style:text-properties style:text-line-through-style="solid" style:text-line-through-type="single" officeooo:rsid="00530e70" officeooo:paragraph-rsid="00530e70"/>
    </style:style>
    <style:style style:name="P52" style:family="paragraph" style:parent-style-name="Text_20_body">
      <style:text-properties style:text-line-through-style="solid" style:text-line-through-type="single" officeooo:rsid="00531ba1" officeooo:paragraph-rsid="00531ba1"/>
    </style:style>
    <style:style style:name="P53" style:family="paragraph" style:parent-style-name="Text_20_body">
      <style:text-properties style:text-line-through-style="solid" style:text-line-through-type="single" officeooo:rsid="0071dc2f" officeooo:paragraph-rsid="0071dc2f"/>
    </style:style>
    <style:style style:name="P54" style:family="paragraph" style:parent-style-name="Text_20_body">
      <style:text-properties style:text-line-through-style="solid" style:text-line-through-type="single" officeooo:rsid="006a45c8" officeooo:paragraph-rsid="006a45c8"/>
    </style:style>
    <style:style style:name="P55" style:family="paragraph" style:parent-style-name="Text_20_body">
      <style:text-properties style:text-line-through-style="solid" style:text-line-through-type="single" officeooo:rsid="0072cc2a" officeooo:paragraph-rsid="0072cc2a"/>
    </style:style>
    <style:style style:name="P56" style:family="paragraph" style:parent-style-name="Text_20_body">
      <style:text-properties officeooo:rsid="00476b94" officeooo:paragraph-rsid="00476b94"/>
    </style:style>
    <style:style style:name="P57" style:family="paragraph" style:parent-style-name="Text_20_body">
      <style:text-properties officeooo:rsid="00476b94" officeooo:paragraph-rsid="0047cbf4"/>
    </style:style>
    <style:style style:name="P58" style:family="paragraph" style:parent-style-name="Text_20_body">
      <style:text-properties officeooo:rsid="0047cbf4" officeooo:paragraph-rsid="0049c86c"/>
    </style:style>
    <style:style style:name="P59" style:family="paragraph" style:parent-style-name="Text_20_body">
      <style:text-properties officeooo:rsid="0049c86c" officeooo:paragraph-rsid="004ae97c"/>
    </style:style>
    <style:style style:name="P60" style:family="paragraph" style:parent-style-name="Text_20_body">
      <style:text-properties officeooo:rsid="004ae97c" officeooo:paragraph-rsid="004ae97c"/>
    </style:style>
    <style:style style:name="P61" style:family="paragraph" style:parent-style-name="Text_20_body">
      <style:text-properties officeooo:rsid="005d813b" officeooo:paragraph-rsid="005d90db"/>
    </style:style>
    <style:style style:name="P62" style:family="paragraph" style:parent-style-name="Text_20_body">
      <style:text-properties officeooo:rsid="005d813b" officeooo:paragraph-rsid="00611e41"/>
    </style:style>
    <style:style style:name="P63" style:family="paragraph" style:parent-style-name="Text_20_body">
      <style:text-properties officeooo:rsid="005e00e6" officeooo:paragraph-rsid="005e00e6"/>
    </style:style>
    <style:style style:name="P64" style:family="paragraph" style:parent-style-name="Text_20_body">
      <style:text-properties officeooo:rsid="005f28c9" officeooo:paragraph-rsid="005f28c9"/>
    </style:style>
    <style:style style:name="P65" style:family="paragraph" style:parent-style-name="Text_20_body">
      <style:text-properties officeooo:rsid="00611e41" officeooo:paragraph-rsid="00611e41"/>
    </style:style>
    <style:style style:name="P66" style:family="paragraph" style:parent-style-name="Text_20_body">
      <style:text-properties officeooo:rsid="00638278" officeooo:paragraph-rsid="00638278"/>
    </style:style>
    <style:style style:name="P67" style:family="paragraph" style:parent-style-name="Text_20_body">
      <style:text-properties officeooo:rsid="00638278" officeooo:paragraph-rsid="0064b2d9"/>
    </style:style>
    <style:style style:name="P68" style:family="paragraph" style:parent-style-name="Text_20_body">
      <style:text-properties officeooo:rsid="00638278" officeooo:paragraph-rsid="0066a81d"/>
    </style:style>
    <style:style style:name="P69" style:family="paragraph" style:parent-style-name="Text_20_body">
      <style:text-properties officeooo:rsid="0067cda0" officeooo:paragraph-rsid="0067cda0"/>
    </style:style>
    <style:style style:name="P70" style:family="paragraph" style:parent-style-name="Text_20_body">
      <style:text-properties officeooo:rsid="00691367" officeooo:paragraph-rsid="00691367"/>
    </style:style>
    <style:style style:name="P71" style:family="paragraph" style:parent-style-name="Text_20_body">
      <style:text-properties officeooo:rsid="006a45c8" officeooo:paragraph-rsid="006a45c8"/>
    </style:style>
    <style:style style:name="P72" style:family="paragraph" style:parent-style-name="Text_20_body">
      <style:text-properties officeooo:rsid="006be2c5" officeooo:paragraph-rsid="006be2c5"/>
    </style:style>
    <style:style style:name="P73" style:family="paragraph" style:parent-style-name="Text_20_body">
      <style:text-properties style:text-line-through-style="none" style:text-line-through-type="none" officeooo:rsid="0075b7bf" officeooo:paragraph-rsid="0075b7bf"/>
    </style:style>
    <style:style style:name="P74" style:family="paragraph" style:parent-style-name="Text_20_body">
      <style:text-properties style:text-line-through-style="none" style:text-line-through-type="none" officeooo:rsid="0075b7bf" officeooo:paragraph-rsid="0077a77d"/>
    </style:style>
    <style:style style:name="P75" style:family="paragraph" style:parent-style-name="Text_20_body">
      <style:text-properties style:text-line-through-style="none" style:text-line-through-type="none" officeooo:rsid="0077a77d" officeooo:paragraph-rsid="0077a77d"/>
    </style:style>
    <style:style style:name="P76" style:family="paragraph" style:parent-style-name="Text_20_body">
      <style:text-properties style:text-line-through-style="none" style:text-line-through-type="none" officeooo:rsid="007919a8" officeooo:paragraph-rsid="007919a8"/>
    </style:style>
    <style:style style:name="P77" style:family="paragraph" style:parent-style-name="Text_20_body">
      <style:text-properties style:text-line-through-style="none" style:text-line-through-type="none" officeooo:rsid="007d5627" officeooo:paragraph-rsid="007d5627"/>
    </style:style>
    <style:style style:name="P78" style:family="paragraph" style:parent-style-name="Text_20_body">
      <style:text-properties fo:color="#000000" style:text-line-through-style="none" style:text-line-through-type="none" officeooo:rsid="007aaad3" officeooo:paragraph-rsid="007aaad3"/>
    </style:style>
    <style:style style:name="P79" style:family="paragraph" style:parent-style-name="Text_20_body">
      <style:text-properties officeooo:rsid="007f2d10" officeooo:paragraph-rsid="007f2d10"/>
    </style:style>
    <style:style style:name="P80" style:family="paragraph" style:parent-style-name="Text_20_body">
      <style:text-properties officeooo:rsid="0084dfba" officeooo:paragraph-rsid="0084dfba"/>
    </style:style>
    <style:style style:name="P81" style:family="paragraph" style:parent-style-name="Text_20_body">
      <style:text-properties officeooo:rsid="0087e2c5" officeooo:paragraph-rsid="0087e2c5"/>
    </style:style>
    <style:style style:name="P82" style:family="paragraph" style:parent-style-name="Text_20_body">
      <style:text-properties officeooo:rsid="009247c8" officeooo:paragraph-rsid="009247c8"/>
    </style:style>
    <style:style style:name="P83" style:family="paragraph" style:parent-style-name="Text_20_body">
      <style:text-properties officeooo:rsid="009f68db" officeooo:paragraph-rsid="009f68db"/>
    </style:style>
    <style:style style:name="P84" style:family="paragraph" style:parent-style-name="Table_20_Contents">
      <style:text-properties officeooo:rsid="00638278" officeooo:paragraph-rsid="00638278"/>
    </style:style>
    <style:style style:name="P85" style:family="paragraph" style:parent-style-name="Table_20_Contents">
      <style:text-properties officeooo:paragraph-rsid="0064b2d9"/>
    </style:style>
    <style:style style:name="P86" style:family="paragraph" style:parent-style-name="Table_20_Contents">
      <style:text-properties officeooo:rsid="006a45c8" officeooo:paragraph-rsid="006a45c8"/>
    </style:style>
    <style:style style:name="P87" style:family="paragraph" style:parent-style-name="Table_20_Contents">
      <style:text-properties officeooo:rsid="006f47c0" officeooo:paragraph-rsid="006f47c0"/>
    </style:style>
    <style:style style:name="P88" style:family="paragraph" style:parent-style-name="Table_20_Contents">
      <style:text-properties officeooo:rsid="0070c79e" officeooo:paragraph-rsid="0070c79e"/>
    </style:style>
    <style:style style:name="P89" style:family="paragraph" style:parent-style-name="Table_20_Contents">
      <style:text-properties fo:color="#ce181e" officeooo:rsid="0070c79e" officeooo:paragraph-rsid="0070c79e"/>
    </style:style>
    <style:style style:name="P90" style:family="paragraph" style:parent-style-name="Table_20_Contents">
      <style:text-properties fo:color="#ce181e" officeooo:rsid="0073ce91" officeooo:paragraph-rsid="0073ce91"/>
    </style:style>
    <style:style style:name="P91" style:family="paragraph" style:parent-style-name="Table_20_Contents">
      <style:text-properties officeooo:rsid="0080947d" officeooo:paragraph-rsid="0080947d"/>
    </style:style>
    <style:style style:name="P92" style:family="paragraph" style:parent-style-name="Table_20_Contents">
      <style:text-properties officeooo:rsid="0082d951" officeooo:paragraph-rsid="0082d951"/>
    </style:style>
    <style:style style:name="P93" style:family="paragraph" style:parent-style-name="Table_20_Contents">
      <style:text-properties officeooo:rsid="00841a13" officeooo:paragraph-rsid="00841a13"/>
    </style:style>
    <style:style style:name="P94" style:family="paragraph" style:parent-style-name="Table_20_Contents">
      <style:text-properties officeooo:rsid="008516d2" officeooo:paragraph-rsid="008516d2"/>
    </style:style>
    <style:style style:name="P95" style:family="paragraph" style:parent-style-name="Table_20_Contents">
      <style:text-properties officeooo:rsid="008516d2" officeooo:paragraph-rsid="0086ec03"/>
    </style:style>
    <style:style style:name="P96" style:family="paragraph" style:parent-style-name="Table_20_Contents">
      <style:text-properties officeooo:paragraph-rsid="0088e9e2"/>
    </style:style>
    <style:style style:name="P97" style:family="paragraph" style:parent-style-name="Table_20_Contents">
      <style:text-properties officeooo:paragraph-rsid="0089a5db"/>
    </style:style>
    <style:style style:name="P98" style:family="paragraph" style:parent-style-name="Table_20_Contents">
      <style:text-properties officeooo:paragraph-rsid="008f0862"/>
    </style:style>
    <style:style style:name="P99" style:family="paragraph" style:parent-style-name="Table_20_Contents">
      <style:text-properties officeooo:rsid="00936071" officeooo:paragraph-rsid="00936071"/>
    </style:style>
    <style:style style:name="P100" style:family="paragraph" style:parent-style-name="Table_20_Contents">
      <style:text-properties officeooo:rsid="0094d8ef" officeooo:paragraph-rsid="0094d8ef"/>
    </style:style>
    <style:style style:name="P101" style:family="paragraph" style:parent-style-name="Table_20_Contents">
      <style:text-properties officeooo:rsid="009a4761" officeooo:paragraph-rsid="009a4761"/>
    </style:style>
    <style:style style:name="P102" style:family="paragraph" style:parent-style-name="Table_20_Contents">
      <style:text-properties officeooo:paragraph-rsid="009bcea4"/>
    </style:style>
    <style:style style:name="P103" style:family="paragraph" style:parent-style-name="Table_20_Contents">
      <style:text-properties officeooo:rsid="009c5148" officeooo:paragraph-rsid="009c5148"/>
    </style:style>
    <style:style style:name="P104" style:family="paragraph" style:parent-style-name="Table_20_Contents">
      <style:text-properties officeooo:rsid="009e7baa" officeooo:paragraph-rsid="009e7baa"/>
    </style:style>
    <style:style style:name="P105" style:family="paragraph" style:parent-style-name="Table_20_Contents">
      <style:text-properties officeooo:paragraph-rsid="009f68db"/>
    </style:style>
    <style:style style:name="P106" style:family="paragraph" style:parent-style-name="Table_20_Contents">
      <style:text-properties officeooo:rsid="009fe18b" officeooo:paragraph-rsid="009fe18b"/>
    </style:style>
    <style:style style:name="P107" style:family="paragraph" style:parent-style-name="Table_20_Contents">
      <style:text-properties officeooo:rsid="009fe18b" officeooo:paragraph-rsid="00a31a78"/>
    </style:style>
    <style:style style:name="P108" style:family="paragraph" style:parent-style-name="Table_20_Contents">
      <style:text-properties officeooo:rsid="00a06a4c" officeooo:paragraph-rsid="00a06a4c"/>
    </style:style>
    <style:style style:name="P109" style:family="paragraph" style:parent-style-name="Table_20_Contents">
      <style:text-properties officeooo:rsid="00a15f60" officeooo:paragraph-rsid="00a15f60"/>
    </style:style>
    <style:style style:name="P110" style:family="paragraph" style:parent-style-name="Table_20_Contents">
      <style:text-properties officeooo:rsid="00a25e1e" officeooo:paragraph-rsid="00a25e1e"/>
    </style:style>
    <style:style style:name="P111" style:family="paragraph" style:parent-style-name="Table_20_Contents">
      <style:text-properties officeooo:rsid="00a3a338" officeooo:paragraph-rsid="00a3a338"/>
    </style:style>
    <style:style style:name="P112" style:family="paragraph" style:parent-style-name="Table_20_Contents">
      <style:text-properties officeooo:rsid="00a58434" officeooo:paragraph-rsid="00a58434"/>
    </style:style>
    <style:style style:name="P113" style:family="paragraph" style:parent-style-name="Standard">
      <style:text-properties officeooo:rsid="006a45c8" officeooo:paragraph-rsid="006a45c8"/>
    </style:style>
    <style:style style:name="P114" style:family="paragraph" style:parent-style-name="Text_20_body">
      <style:text-properties officeooo:rsid="009f68db" officeooo:paragraph-rsid="009f68db"/>
    </style:style>
    <style:style style:name="P115" style:family="paragraph" style:parent-style-name="Text_20_body">
      <style:text-properties officeooo:rsid="00a5a980" officeooo:paragraph-rsid="00a5a980"/>
    </style:style>
    <style:style style:name="P116" style:family="paragraph" style:parent-style-name="Table_20_Contents">
      <style:text-properties officeooo:rsid="00a5c16f" officeooo:paragraph-rsid="00a5c16f"/>
    </style:style>
    <style:style style:name="P117" style:family="paragraph" style:parent-style-name="Table_20_Contents">
      <style:text-properties officeooo:rsid="00a7632b" officeooo:paragraph-rsid="00a7632b"/>
    </style:style>
    <style:style style:name="P118" style:family="paragraph" style:parent-style-name="Table_20_Contents">
      <style:text-properties officeooo:paragraph-rsid="00a950d4"/>
    </style:style>
    <style:style style:name="P119" style:family="paragraph" style:parent-style-name="Table_20_Contents">
      <style:text-properties officeooo:rsid="00a9b570" officeooo:paragraph-rsid="00a9b570"/>
    </style:style>
    <style:style style:name="P120" style:family="paragraph" style:parent-style-name="Table_20_Contents">
      <style:text-properties officeooo:rsid="00aadb25" officeooo:paragraph-rsid="00aadb25"/>
    </style:style>
    <style:style style:name="P121" style:family="paragraph" style:parent-style-name="Table_20_Contents">
      <style:text-properties officeooo:rsid="00ac7342" officeooo:paragraph-rsid="00ac7342"/>
    </style:style>
    <style:style style:name="P122" style:family="paragraph" style:parent-style-name="Table_20_Contents">
      <style:text-properties officeooo:rsid="00b0bc1e" officeooo:paragraph-rsid="00b0bc1e"/>
    </style:style>
    <style:style style:name="T1" style:family="text">
      <style:text-properties officeooo:rsid="00118ef3"/>
    </style:style>
    <style:style style:name="T2" style:family="text">
      <style:text-properties officeooo:rsid="00140c4f"/>
    </style:style>
    <style:style style:name="T3" style:family="text">
      <style:text-properties officeooo:rsid="00159fd7"/>
    </style:style>
    <style:style style:name="T4" style:family="text">
      <style:text-properties officeooo:rsid="001a6f17"/>
    </style:style>
    <style:style style:name="T5" style:family="text">
      <style:text-properties officeooo:rsid="001ecc98"/>
    </style:style>
    <style:style style:name="T6" style:family="text">
      <style:text-properties officeooo:rsid="00327e4f"/>
    </style:style>
    <style:style style:name="T7" style:family="text">
      <style:text-properties officeooo:rsid="003a833b"/>
    </style:style>
    <style:style style:name="T8" style:family="text">
      <style:text-properties officeooo:rsid="003da221"/>
    </style:style>
    <style:style style:name="T9" style:family="text">
      <style:text-properties officeooo:rsid="00421d6b"/>
    </style:style>
    <style:style style:name="T10" style:family="text">
      <style:text-properties officeooo:rsid="004cd625"/>
    </style:style>
    <style:style style:name="T11" style:family="text">
      <style:text-properties officeooo:rsid="00538022"/>
    </style:style>
    <style:style style:name="T12" style:family="text">
      <style:text-properties fo:color="#ce181e"/>
    </style:style>
    <style:style style:name="T13" style:family="text">
      <style:text-properties fo:color="#ce181e" officeooo:rsid="0062872b"/>
    </style:style>
    <style:style style:name="T14" style:family="text">
      <style:text-properties officeooo:rsid="0062872b"/>
    </style:style>
    <style:style style:name="T15" style:family="text">
      <style:text-properties officeooo:rsid="0064b2d9"/>
    </style:style>
    <style:style style:name="T16" style:family="text">
      <style:text-properties officeooo:rsid="006af34f"/>
    </style:style>
    <style:style style:name="T17" style:family="text">
      <style:text-properties officeooo:rsid="006e1ecb"/>
    </style:style>
    <style:style style:name="T18" style:family="text">
      <style:text-properties officeooo:rsid="0071dc2f"/>
    </style:style>
    <style:style style:name="T19" style:family="text">
      <style:text-properties officeooo:rsid="0072f235"/>
    </style:style>
    <style:style style:name="T20" style:family="text">
      <style:text-properties officeooo:rsid="0077a77d"/>
    </style:style>
    <style:style style:name="T21" style:family="text">
      <style:text-properties officeooo:rsid="007f53d4"/>
    </style:style>
    <style:style style:name="T22" style:family="text">
      <style:text-properties officeooo:rsid="00814df2"/>
    </style:style>
    <style:style style:name="T23" style:family="text">
      <style:text-properties officeooo:rsid="0086ec03"/>
    </style:style>
    <style:style style:name="T24" style:family="text">
      <style:text-properties officeooo:rsid="0088e9e2"/>
    </style:style>
    <style:style style:name="T25" style:family="text">
      <style:text-properties officeooo:rsid="008a354d"/>
    </style:style>
    <style:style style:name="T26" style:family="text">
      <style:text-properties officeooo:rsid="008f0862"/>
    </style:style>
    <style:style style:name="T27" style:family="text">
      <style:text-properties officeooo:rsid="008fc0f3"/>
    </style:style>
    <style:style style:name="T28" style:family="text">
      <style:text-properties officeooo:rsid="00942598"/>
    </style:style>
    <style:style style:name="T29" style:family="text">
      <style:text-properties officeooo:rsid="00985dd7"/>
    </style:style>
    <style:style style:name="T30" style:family="text">
      <style:text-properties officeooo:rsid="009bcea4"/>
    </style:style>
    <style:style style:name="T31" style:family="text">
      <style:text-properties officeooo:rsid="009f68db"/>
    </style:style>
    <style:style style:name="T32" style:family="text">
      <style:text-properties officeooo:rsid="00a31a78"/>
    </style:style>
    <style:style style:name="T33" style:family="text">
      <style:text-properties officeooo:rsid="00a5c16f"/>
    </style:style>
    <style:style style:name="T34" style:family="text">
      <style:text-properties officeooo:rsid="00a950d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ebugging</text:h>
      <text:p text:style-name="P1">1. No problem in DG_CONSTRUCT module.</text:p>
      <text:p text:style-name="P1"/>
      <text:p text:style-name="P2">2. test INITIAL_CONDITION subroutine.</text:p>
      <text:p text:style-name="P3">Print initial Q(:, 0, 1)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1.3731022043000343E-004 <text:s/>0.43975188555870526 <text:s text:c="7"/>2.4668824340212973E-003 <text:s text:c="2"/>3.9871065380800166E-019 <text:s text:c="2"/>3.1813649060778908E-049 <text:s text:c="2"/>6.2681152653655430E-085 <text:s text:c="2"/>6.6162610567087328E-112</text:p>
          </table:table-cell>
        </table:table-row>
      </table:table>
      <text:p text:style-name="P2"/>
      <text:p text:style-name="P4">Correct answer : 0.<text:span text:style-name="T3">0459</text:span> <text:span text:style-name="T2">(Q(0, 0, 1))</text:span></text:p>
      <text:p text:style-name="P5">fix problem: D is wrong</text:p>
      <text:p text:style-name="P6">No problem in <text:span text:style-name="T1">INITIAL_CONDITION subroutine.</text:span></text:p>
      <text:p text:style-name="P6"/>
      <text:p text:style-name="P7">3. Compute first time step.</text:p>
      <text:p text:style-name="P8">In TIME_STEP_BY_RK module. </text:p>
      <text:p text:style-name="P8">Am, bm, gm correct.</text:p>
      <text:p text:style-name="P9">delta_t correct</text:p>
      <text:p text:style-name="P9"/>
      <text:p text:style-name="P10">(3.1) In DG_TIME_DER module</text:p>
      <text:p text:style-name="P10">INTERPOLATE_TO_BOUNDARY</text:p>
      <text:p text:style-name="P10">solution_int_l(s)= -0.57411364435387768 <text:s text:c="5"/>s <text:s text:c="10"/>1</text:p>
      <text:p text:style-name="P10"><text:s/>solution_int_l(s)= -0.40595965109434895 <text:s text:c="5"/>s <text:s text:c="10"/>2</text:p>
      <text:p text:style-name="P10"><text:s/>solution_int_l(s)= -0.40595965109434895 <text:s text:c="5"/>s <text:s text:c="10"/>3</text:p>
      <text:p text:style-name="P10"/>
      <text:p text:style-name="P10">solution_int_l(s)= -0.57240974927565957 <text:s text:c="5"/>s <text:s text:c="10"/>1</text:p>
      <text:p text:style-name="P10"><text:s/>solution_int_l(s)= -0.40093899488320867 <text:s text:c="5"/>s <text:s text:c="10"/>2</text:p>
      <text:p text:style-name="P10"><text:s/>solution_int_l(s)= -0.39680975817016495 <text:s text:c="5"/>s <text:s text:c="10"/>3</text:p>
      <text:p text:style-name="P10"/>
      <text:p text:style-name="P10"><text:s/>solution_int_l(s)= -0.58184726690650124 <text:s text:c="5"/>s <text:s text:c="10"/>1</text:p>
      <text:p text:style-name="P10"><text:s/>solution_int_l(s)= -0.38401491622852585 <text:s text:c="5"/>s <text:s text:c="10"/>2</text:p>
      <text:p text:style-name="P10"><text:soft-page-break/><text:s/>solution_int_l(s)= -0.38305937542345048 <text:s text:c="5"/>s <text:s text:c="10"/>3</text:p>
      <text:p text:style-name="P11">change N=M=2, test <text:span text:style-name="T4">INTERPOLATE_TO_BOUNDARY</text:span></text:p>
      <text:p text:style-name="P11">lag_left <text:s text:c="2"/>1.4788305577012359 <text:s text:c="5"/>-0.66666666666666652 <text:s text:c="6"/>0.18783610896543046 <text:s text:c="3"/></text:p>
      <text:p text:style-name="P19"><text:span text:style-name="T5">solution(:, 1, 1) </text:span>0.91442335545490672 <text:s text:c="7"/>5.5661358582381926E-011 <text:s text:c="2"/>2.9387358770556858E-039</text:p>
      <text:p text:style-name="P11">solution_int_l(s)= <text:s text:c="2"/>1.3522772006853077 <text:s text:c="5"/>s <text:s text:c="10"/>1</text:p>
      <text:p text:style-name="P12">correct!</text:p>
      <text:p text:style-name="P12">This subroutine has no problem.</text:p>
      <text:p text:style-name="P12"/>
      <text:p text:style-name="P13">TSET GET_EXTERNAL_STATE</text:p>
      <text:p text:style-name="P14">solution_ext_l (j==0)</text:p>
      <text:p text:style-name="P14">solution_ext_l <text:s text:c="2"/>1.3522772006853077 <text:s text:c="5"/>-0.95620437864854313 <text:s text:c="5"/>-0.95620437864854313 <text:s text:c="4"/></text:p>
      <text:p text:style-name="P14"><text:s/>solution_int_l <text:s text:c="2"/>1.3522772006853077 <text:s text:c="6"/>0.95620437864854291 <text:s text:c="6"/>0.95620437864854291 <text:s text:c="4"/></text:p>
      <text:p text:style-name="P14"><text:s/>solution_ext_l <text:s text:c="2"/>1.3484006749778332 <text:s text:c="5"/>-0.94885132206291234 <text:s text:c="5"/>-0.94790358646704231 <text:s text:c="4"/></text:p>
      <text:p text:style-name="P14"><text:s/>solution_int_l <text:s text:c="2"/>1.3484006749778332 <text:s text:c="6"/>0.94790358646704209 <text:s text:c="6"/>0.94885132206291212 <text:s text:c="4"/></text:p>
      <text:p text:style-name="P14"><text:s/>solution_ext_l <text:s text:c="2"/>1.3489997374409117 <text:s text:c="5"/>-0.94144928962769170 <text:s text:c="5"/>-0.92450801632511670 <text:s text:c="4"/></text:p>
      <text:p text:style-name="P14"><text:s/>solution_int_l <text:s text:c="2"/>1.3489997374409117 <text:s text:c="6"/>0.92450801632511648 <text:s text:c="6"/>0.94144928962769148 </text:p>
      <text:p text:style-name="P14"/>
      <text:p text:style-name="P15">same magnitude but different direction. Correct. </text:p>
      <text:p text:style-name="P16">Test RIEMANN subroutine</text:p>
      <text:p text:style-name="P16"><text:s/>nflux_x_l <text:s text:c="2"/>0.0000000000000000 <text:s text:c="7"/>1.9124087572970863 <text:s text:c="7"/>1.9124087572970863 <text:s text:c="4"/></text:p>
      <text:p text:style-name="P16"><text:s/>nflux_x_l <text:s/>-2.2204460492503131E-016 <text:s text:c="2"/>1.9018407152983212 <text:s text:c="7"/>1.9018407152983212 <text:s text:c="4"/></text:p>
      <text:p text:style-name="P16"><text:s/>nflux_x_l <text:s text:c="2"/>0.0000000000000000 <text:s text:c="7"/>1.8868655151397451 <text:s text:c="7"/>1.8868655151397451</text:p>
      <text:p text:style-name="P17">subroutine has no problem</text:p>
      <text:p text:style-name="P17"/>
      <text:p text:style-name="P18">XFLUX subroutine</text:p>
      <text:p text:style-name="P18">flux_x(:, 1) <text:s/>0.64659495551752133 <text:s text:c="7"/>3.9358524103658301E-011 <text:s text:c="2"/>2.0780000667822719E-039</text:p>
      <text:p text:style-name="P18">solution(0, 0, 2) <text:s/>0.64282252864709477 </text:p>
      <text:p text:style-name="P21">subroutine no problem</text:p>
      <text:p text:style-name="P21"/>
      <text:p text:style-name="P21"/>
      <text:p text:style-name="P23"><text:soft-page-break/>DG_SPACTIAL_DERIVATIVE subroutine</text:p>
      <text:p text:style-name="P21">flux_<text:span text:style-name="T6">x</text:span>(:, 1) <text:s/>0.64659495551752133 <text:s text:c="7"/>3.9358524103658301E-011 <text:s text:c="2"/>2.0780000667822719E-039</text:p>
      <text:p text:style-name="P21"><text:s/>flux_der(:, 1) <text:s text:c="2"/>1.2521257472711920 <text:s text:c="6"/>-1.0434381226921192 <text:s text:c="6"/>0.41737524903619827 <text:s/></text:p>
      <text:p text:style-name="P21"/>
      <text:p text:style-name="P21">flux(:, 1) <text:s/>0.64659495551752133 <text:s text:c="7"/>3.9358524103658301E-011 <text:s text:c="2"/>2.0780000667822719E-039</text:p>
      <text:p text:style-name="P21"><text:s/>der(:, 1) <text:s text:c="2"/>1.9364916731037083 <text:s text:c="6"/>-1.6137430609197574 <text:s text:c="6"/>0.64549722436790280 <text:s text:c="4"/></text:p>
      <text:p text:style-name="P21"><text:s/>flux_der(:, 1) <text:s text:c="2"/>1.2521257472711920 <text:s text:c="6"/>-1.0434381226921192 <text:s text:c="6"/>0.41737524903619827 <text:s text:c="2"/></text:p>
      <text:p text:style-name="P25">M_FIRST_DIR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2">1.9364916731037083 </text:p>
          </table:table-cell>
          <table:table-cell table:style-name="Table2.A1" office:value-type="string">
            <text:p text:style-name="P22">1.0327955589886442</text:p>
          </table:table-cell>
          <table:table-cell table:style-name="Table2.C1" office:value-type="string">
            <text:p text:style-name="P22"><text:s text:c="2"/>-0.64549722436790280 <text:s text:c="2"/></text:p>
          </table:table-cell>
        </table:table-row>
        <table:table-row>
          <table:table-cell table:style-name="Table2.A2" office:value-type="string">
            <text:p text:style-name="P22"><text:s/>-1.6137430609197574 </text:p>
          </table:table-cell>
          <table:table-cell table:style-name="Table2.A2" office:value-type="string">
            <text:p text:style-name="P22">-0.0000000000000000 <text:s text:c="2"/></text:p>
          </table:table-cell>
          <table:table-cell table:style-name="Table2.C2" office:value-type="string">
            <text:p text:style-name="P22">1.6137430609197574 <text:s text:c="2"/></text:p>
          </table:table-cell>
        </table:table-row>
        <table:table-row>
          <table:table-cell table:style-name="Table2.A2" office:value-type="string">
            <text:p text:style-name="P22"><text:s text:c="2"/>0.64549722436790280</text:p>
          </table:table-cell>
          <table:table-cell table:style-name="Table2.A2" office:value-type="string">
            <text:p text:style-name="P22">-1.0327955589886442 </text:p>
          </table:table-cell>
          <table:table-cell table:style-name="Table2.C2" office:value-type="string">
            <text:p text:style-name="P22">-1.9364916731037083 </text:p>
          </table:table-cell>
        </table:table-row>
      </table:table>
      <text:p text:style-name="P21"/>
      <text:p text:style-name="P26">Der(:, 1) * flux(0, 1) = 2.45</text:p>
      <text:p text:style-name="P26">der(1, :) * flux(0, 1) = 1.502</text:p>
      <text:p text:style-name="P21"/>
      <text:p text:style-name="P24">Two skeptical place:</text:p>
      <text:p text:style-name="P24">1. function(5.152) the unit vector direction considered?</text:p>
      <text:p text:style-name="P24">2. flux_der matrix multiplication Ab ?= bA</text:p>
      <text:p text:style-name="P24"/>
      <text:p text:style-name="P27">try to use gdb debugger</text:p>
      <text:p text:style-name="P27"/>
      <text:p text:style-name="P28">error <text:span text:style-name="T7">Ab</text:span></text:p>
      <text:p text:style-name="P28">t=0</text:p>
      <text:p text:style-name="P28">0.91179646225388344 <text:s text:c="7"/>2.8234596397157738E-003 <text:s text:c="2"/>7.0189464750887338E-003</text:p>
      <text:p text:style-name="P28">step 1</text:p>
      <text:p text:style-name="P28">0.90889262345456778 <text:s text:c="7"/>5.8169727985338876E-003 <text:s text:c="2"/>1.3780341099000776E-002</text:p>
      <text:p text:style-name="P29">s 5</text:p>
      <text:p text:style-name="P29">0.89451619453274367 <text:s text:c="7"/>1.9467499829544099E-002 <text:s text:c="2"/>3.8374798192122937E-002</text:p>
      <text:p text:style-name="P30">s10</text:p>
      <text:p text:style-name="P30"><text:soft-page-break/>0.87034249218723181 <text:s text:c="7"/>4.0227814181186441E-002 <text:s text:c="2"/>6.4032571574448943E-002</text:p>
      <text:p text:style-name="P31">s 100</text:p>
      <text:p text:style-name="P31">1.0150862985348112 <text:s text:c="7"/>1.1482188318171633 <text:s text:c="7"/>5.1747989573008565E-002</text:p>
      <text:p text:style-name="P31"/>
      <text:p text:style-name="P32">TRY bA</text:p>
      <text:p text:style-name="P32">S0</text:p>
      <text:p text:style-name="P31">0.91192967308048045 <text:s text:c="7"/>6.5863145720601677E-003 <text:s text:c="2"/>1.1543719459392168E-002</text:p>
      <text:p text:style-name="P33">s10</text:p>
      <text:p text:style-name="P33">0.89528328181364258 <text:s text:c="7"/>7.3365041327901684E-002 <text:s/>0.10827177308176478 <text:s/></text:p>
      <text:p text:style-name="P33">s100</text:p>
      <text:p text:style-name="P33">1.2228626105705589 <text:s text:c="6"/>0.58661486973978116 <text:s text:c="6"/>0.28783727935729803</text:p>
      <text:p text:style-name="P33"/>
      <text:p text:style-name="P34">If nothing happens inside</text:p>
      <text:p text:style-name="P35">correct, <text:span text:style-name="T8">everything</text:span> == 0</text:p>
      <text:p text:style-name="P35"/>
      <text:p text:style-name="P36">Update RK module</text:p>
      <text:p text:style-name="P36">error solution(:, 0, 1)</text:p>
      <text:p text:style-name="P36">18310.692127397935 <text:s text:c="7"/>9063.7776786719660 <text:s text:c="7"/>1096.4881978735511</text:p>
      <text:p text:style-name="P36"/>
      <text:p text:style-name="P37">Update <text:span text:style-name="T9">time_derivative</text:span>, change the sequence of inputs <text:span text:style-name="T9">in Riemann_solver</text:span></text:p>
      <text:p text:style-name="P38">external_state</text:p>
      <text:p text:style-name="P37">q_int <text:s text:c="2"/>1.3522772006853077 <text:s text:c="6"/>0.95620437864854291 <text:s text:c="6"/>0.95620437864854291 <text:s text:c="4"/></text:p>
      <text:p text:style-name="P37"><text:s/>q_ext <text:s text:c="2"/>1.3522772006853077 <text:s text:c="5"/>-0.95620437864854313 <text:s text:c="5"/>-0.95620437864854313 <text:s text:c="4"/></text:p>
      <text:p text:style-name="P37"><text:s/>q_int <text:s/>0.17176172499865483 <text:s text:c="6"/>0.12145388049484779 <text:s text:c="6"/>0.12145388049484779 <text:s text:c="4"/></text:p>
      <text:p text:style-name="P37"><text:s/>q_ext <text:s/>0.17176172499865483 <text:s text:c="5"/>-0.12145388049484782 <text:s text:c="5"/>-0.12145388049484782 <text:s/></text:p>
      <text:p text:style-name="P37"/>
      <text:p text:style-name="P39">find an error in spatial_derivative.</text:p>
      <text:p text:style-name="P56">Check Riemann_solver</text:p>
      <text:p text:style-name="P57">w- = w+</text:p>
      <text:p text:style-name="P58">external state seems correct</text:p>
      <text:p text:style-name="P59"><text:soft-page-break/>t_total = 0, correct</text:p>
      <text:p text:style-name="P40"/>
      <text:p text:style-name="P60">Set one time step</text:p>
      <text:p text:style-name="P40"><text:span text:style-name="T10">n_flux(1) should == 0</text:span> </text:p>
      <text:p text:style-name="P41">problem: some w- != w+</text:p>
      <text:p text:style-name="P42">p_r, p_l correct</text:p>
      <text:p text:style-name="P43">The second term in dg_time_derivative u != v</text:p>
      <text:p text:style-name="P43"/>
      <text:p text:style-name="P44">pressure</text:p>
      <text:p text:style-name="P43">solution_time_der(i, :, 1) <text:s/>0.91442335545490672 <text:s text:c="7"/>5.5661358582381926E-011 <text:s text:c="2"/>2.9387358770556858E-039</text:p>
      <text:p text:style-name="P43"><text:s/>solution_time_der(i, :, 1) <text:s text:c="2"/>5.5661358582381926E-011 <text:s text:c="2"/>2.9387358770556858E-039 <text:s text:c="2"/>1.3457598517687947E-085</text:p>
      <text:p text:style-name="P43"><text:s/>solution_time_der(i, :, 1) <text:s text:c="2"/>2.9387358770556858E-039 <text:s text:c="2"/>1.3457598517687947E-085 <text:s text:c="2"/>5.3453339226749127E-150</text:p>
      <text:p text:style-name="P43"/>
      <text:p text:style-name="P44">velocity u</text:p>
      <text:p text:style-name="P50">solution_time_der(i, :, 2) <text:s/>0.64659495551752133 <text:s text:c="7"/>3.9358524103658301E-011 <text:s text:c="2"/>2.0780000667822719E-039</text:p>
      <text:p text:style-name="P50"><text:s/>solution_time_der(i, :, 2) <text:s text:c="2"/>3.9358524103658301E-011 <text:s text:c="2"/>2.0780000667822719E-039 <text:s text:c="2"/>9.5159591703431783E-086</text:p>
      <text:p text:style-name="P50"><text:s/>solution_time_der(i, :, 2) <text:s text:c="2"/>2.0780000667822719E-039 <text:s text:c="2"/>9.5159591703431783E-086 <text:s text:c="2"/>3.7797218644299193E-150</text:p>
      <text:p text:style-name="P44"/>
      <text:p text:style-name="P45">velocity v</text:p>
      <text:p text:style-name="P51">solution_time_der(i, :, 3) <text:s/>0.64659495551752133 <text:s text:c="7"/>3.9358524103658301E-011 <text:s text:c="2"/>2.0780000667822719E-039</text:p>
      <text:p text:style-name="P51"><text:s/>solution_time_der(i, :, 3) <text:s text:c="2"/>3.9358524103658301E-011 <text:s text:c="2"/>2.0780000667822719E-039 <text:s text:c="2"/>9.5159591703431783E-086</text:p>
      <text:p text:style-name="P51"><text:s/>solution_time_der(i, :, 3) <text:s text:c="2"/>2.0780000667822719E-039 <text:s text:c="2"/>9.5159591703431783E-086 <text:s text:c="2"/>3.7797218644299193E-150</text:p>
      <text:p text:style-name="P52">solution_time_der(:, :, 2) should <text:s/>== solution_time_der(:, :, 3), since <text:span text:style-name="T11">u == v</text:span></text:p>
      <text:p text:style-name="P46"><text:soft-page-break/>solution (: , :, 2)</text:p>
      <text:p text:style-name="P46">0.64157532145754859 <text:s text:c="7"/>4.6092870717014968E-004 <text:s/>-1.6547138160074178E-003</text:p>
      <text:p text:style-name="P46"><text:s text:c="3"/>4.2930495855997685E-003 <text:s text:c="2"/>5.9068957002097933E-006 <text:s/>-2.9098657769658397E-006</text:p>
      <text:p text:style-name="P46"><text:s text:c="2"/>-3.1857350687751538E-003 <text:s/>-2.9165246600947720E-006 <text:s text:c="2"/>2.8451038629993378E-006</text:p>
      <text:p text:style-name="P47">solution(:, :, 3)</text:p>
      <text:p text:style-name="P47"><text:s/>0.64157532145754859 <text:s text:c="7"/>4.2930495855997685E-003 <text:s/>-3.1857350687751538E-003</text:p>
      <text:p text:style-name="P47"><text:s text:c="3"/>4.6092870717014968E-004 <text:s text:c="2"/>5.9068957002097933E-006 <text:s/>-2.9165246600947720E-006</text:p>
      <text:p text:style-name="P47"><text:s text:c="2"/>-1.6547138160074178E-003 <text:s/>-2.9098657769658397E-006 <text:s text:c="2"/>2.8451038629993378E-006</text:p>
      <text:p text:style-name="P20">solution(:, :, 2) != solution(:, : 3)</text:p>
      <text:p text:style-name="P47"/>
      <text:p text:style-name="P48">k==1</text:p>
      <text:p text:style-name="P47">g(i, :, 2) <text:s/>-1.9350298687699778 <text:s text:c="4"/><text:span text:style-name="T12"><text:s text:c="2"/>0.18218082062948454</text:span> <text:s text:c="5"/>-0.64659495537782985 <text:s text:c="4"/></text:p>
      <text:p text:style-name="P47"><text:s/>g(i, :, 2) <text:s text:c="2"/>1.6578251653455889 <text:s text:c="7"/>1.1200198724044503E-010 <text:s/>-3.9358524103658269E-011</text:p>
      <text:p text:style-name="P47"><text:s/>g(i, :, 2) <text:s/>-1.2368526931636694 <text:s text:c="6"/>-7.5287776573132342E-011 <text:s/>-6.0529459853543610E-039</text:p>
      <text:p text:style-name="P47"/>
      <text:p text:style-name="P47">g(i, :, 3) <text:s/>-1.9350298687699778 <text:s text:c="6"/><text:span text:style-name="T12"><text:s/>1.6578251653455889 <text:s text:c="4"/></text:span><text:s text:c="2"/>-1.2368526931636694 <text:s text:c="4"/></text:p>
      <text:p text:style-name="P47"><text:s/>g(i, :, 3) <text:s/>0.18218082062948454 <text:s text:c="7"/>1.1200198724044503E-010 <text:s/>-7.5287776573132342E-011</text:p>
      <text:p text:style-name="P47"><text:s/>g(i, :, 3) -0.64659495537782985 <text:s text:c="6"/>-3.9358524103658269E-011 <text:s/>-6.0529459853543610E-039</text:p>
      <text:p text:style-name="P47"/>
      <text:p text:style-name="P49">k=1, solution_time_der(2), (3)</text:p>
      <text:p text:style-name="P49">2 <text:s/>-1.9350298687699778 <text:s text:c="6"/>0.18218082062948454 <text:s text:c="5"/>-0.64659495537782985 <text:s text:c="4"/></text:p>
      <text:p text:style-name="P49"><text:s/>3 <text:s/>-1.9350298687699778 <text:s text:c="7"/>1.6578251653455889 <text:s text:c="6"/>-1.2368526931636694 <text:s text:c="4"/></text:p>
      <text:p text:style-name="P49"><text:s/>2 <text:s text:c="2"/>1.6578251653455889 <text:s text:c="7"/>1.1200198724044503E-010 <text:s/>-3.9358524103658269E-011</text:p>
      <text:p text:style-name="P49"><text:s/>3 <text:s/>0.18218082062948454 <text:s text:c="7"/>1.1200198724044503E-010 <text:s/>-7.5287776573132342E-011</text:p>
      <text:p text:style-name="P49"><text:s/>2 <text:s/>-1.2368526931636694 <text:s text:c="6"/>-7.5287776573132342E-011 <text:s/>-6.0529459853543610E-039</text:p>
      <text:p text:style-name="P49"><text:s/>3 -0.64659495537782985 <text:s text:c="6"/>-3.9358524103658269E-011 <text:s/>-6.0529459853543610E-039</text:p>
      <text:p text:style-name="P49"/>
      <text:p text:style-name="P61">Set all the boundaries as exact solution. Then tract the performance. </text:p>
      <text:p text:style-name="P63">Try cos wave, and set v = 0</text:p>
      <text:p text:style-name="P64">error explodes...</text:p>
      <text:p text:style-name="P65"><text:soft-page-break/>sep step == 1</text:p>
      <text:p text:style-name="P62"><text:span text:style-name="T12"><text:s/></text:span><text:span text:style-name="T13">v != 0</text:span><text:span text:style-name="T14"> </text:span></text:p>
      <text:p text:style-name="P66">t=0</text:p>
      <text:p text:style-name="P66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84">results</text:p>
          </table:table-cell>
          <table:table-cell table:style-name="Table3.B1" office:value-type="string">
            <text:p text:style-name="P84">exact</text:p>
          </table:table-cell>
        </table:table-row>
        <table:table-row>
          <table:table-cell table:style-name="Table3.A2" office:value-type="string">
            <text:p text:style-name="P67">Solution(0, 0, 1) = 2.3862</text:p>
            <text:p text:style-name="P68">solution(0, 0, <text:span text:style-name="T18">2</text:span>) = -2.3862</text:p>
          </table:table-cell>
          <table:table-cell table:style-name="Table3.B2" office:value-type="string">
            <text:p text:style-name="P85"><text:span text:style-name="T15">S(0, 0, 1) = </text:span>2.3863</text:p>
            <text:p text:style-name="P85"><text:span text:style-name="T15">S(0, 0, 2) = </text:span><text:bookmark text:name="cwos1"/>-2.3863</text:p>
          </table:table-cell>
        </table:table-row>
        <table:table-row>
          <table:table-cell table:style-name="Table3.A2" office:value-type="string">
            <text:p text:style-name="P69">solution_int_l(:)</text:p>
            <text:p text:style-name="P69">6.0715594534408490 <text:s text:c="6"/>-6.0715594534408490 <text:s text:c="7"/>0.0000000000000000</text:p>
            <text:p text:style-name="P70">solution_int_r(:)</text:p>
            <text:p text:style-name="P70">6.0715594534408499 <text:s text:c="6"/>-6.0715594534408499 <text:s text:c="7"/>0.0000000000000000 </text:p>
          </table:table-cell>
          <table:table-cell table:style-name="Table3.B2" office:value-type="string">
            <text:p text:style-name="P85"/>
          </table:table-cell>
        </table:table-row>
        <table:table-row>
          <table:table-cell table:style-name="Table3.A2" office:value-type="string">
            <text:p text:style-name="P71">solution_ext_l</text:p>
            <text:p text:style-name="P71">3.1415926535897931 <text:s text:c="6"/>-3.1415926535897931 <text:s text:c="7"/>0.0000000000000000 </text:p>
            <text:p text:style-name="P71"/>
            <text:p text:style-name="P72">solution_e<text:span text:style-name="T17">xt_r</text:span></text:p>
            <text:p text:style-name="P72">3.1415926535897931 <text:s text:c="6"/>-3.1415926535897931 <text:s text:c="7"/>0.0000000000000000</text:p>
          </table:table-cell>
          <table:table-cell table:style-name="Table3.B2" office:value-type="string">
            <text:p text:style-name="P86">solution_ext_l</text:p>
            <text:p text:style-name="P113">3.1415, -<text:span text:style-name="T16">3.1415, 0.0</text:span></text:p>
            <text:p text:style-name="P86"/>
          </table:table-cell>
        </table:table-row>
        <table:table-row>
          <table:table-cell table:style-name="Table3.A2" office:value-type="string">
            <text:p text:style-name="P71">u_l <text:s/>-3.1415926535897931 <text:s text:c="5"/>u_r <text:s/>-6.0715594534408490 <text:s text:c="4"/></text:p>
            <text:p text:style-name="P71"><text:s/>v_l <text:s text:c="2"/>0.0000000000000000 <text:s text:c="5"/>v_r <text:s text:c="2"/>0.0000000000000000 <text:s text:c="4"/></text:p>
            <text:p text:style-name="P71"><text:s/>w_l <text:s/>0.92015118451061007 <text:s text:c="5"/>w_r <text:s text:c="2"/>10.364800315346162 <text:s/></text:p>
          </table:table-cell>
          <table:table-cell table:style-name="Table3.B2" office:value-type="string">
            <text:p text:style-name="P87">Correct</text:p>
          </table:table-cell>
        </table:table-row>
        <table:table-row>
          <table:table-cell table:style-name="Table3.A2" office:value-type="string">
            <text:p text:style-name="P71">n_flux_<text:span text:style-name="T19">l</text:span> <text:s/>-4.7223245654177761 <text:s text:c="7"/>3.9898328654550124 <text:s text:c="7"/><text:span text:style-name="T12">3.9898328654550124</text:span></text:p>
          </table:table-cell>
          <table:table-cell table:style-name="Table3.B2" office:value-type="string">
            <text:p text:style-name="P89">n_flux(3) != 0</text:p>
            <text:p text:style-name="P90">change kx, and ky</text:p>
          </table:table-cell>
        </table:table-row>
        <table:table-row>
          <table:table-cell table:style-name="Table3.A2" office:value-type="string">
            <text:p text:style-name="P53">flux_x(0, :)</text:p>
            <text:p text:style-name="P54">-2.3862986106285931 <text:s text:c="7"/>2.3862986106285931 <text:s text:c="7"/>0.0000000000000000 </text:p>
          </table:table-cell>
          <table:table-cell table:style-name="Table3.B2" office:value-type="string">
            <text:p text:style-name="P88"/>
          </table:table-cell>
        </table:table-row>
        <text:soft-page-break/>
        <table:table-row>
          <table:table-cell table:style-name="Table3.A2" office:value-type="string">
            <text:p text:style-name="P53"/>
            <text:p text:style-name="P53">0.16392468143140926 <text:s text:c="5"/>-0.16392468143140926 <text:s text:c="7"/>0.0000000000000000 <text:s text:c="4"/></text:p>
            <text:p text:style-name="P53"/>
          </table:table-cell>
          <table:table-cell table:style-name="Table3.B2" office:value-type="string">
            <text:p text:style-name="P88"/>
          </table:table-cell>
        </table:table-row>
        <table:table-row>
          <table:table-cell table:style-name="Table3.A2" office:value-type="string">
            <text:p text:style-name="P55">flux_der(0, :)</text:p>
            <text:p text:style-name="P53">-13.012412601274463 <text:s text:c="7"/>11.310255708159897 <text:s text:c="7"/>11.474180389591305</text:p>
          </table:table-cell>
          <table:table-cell table:style-name="Table3.B2" office:value-type="string">
            <text:p text:style-name="P88"/>
          </table:table-cell>
        </table:table-row>
        <table:table-row>
          <table:table-cell table:style-name="Table3.A2" office:value-type="string">
            <text:p text:style-name="P73">n_flux_l(:)</text:p>
            <text:p text:style-name="P73">-6.0715594534408490 <text:s text:c="7"/>6.0715594534408490 <text:s text:c="7"/>0.0000000000000000 <text:s/></text:p>
            <text:p text:style-name="P75">n_flux_r</text:p>
            <text:p text:style-name="P75">n_flux <text:s/>-3.1415926535897931 <text:s text:c="7"/>3.1415926535897931 <text:s text:c="7"/>0.0000000000000000 </text:p>
          </table:table-cell>
          <table:table-cell table:style-name="Table3.B2" office:value-type="string">
            <text:p text:style-name="P88"/>
          </table:table-cell>
        </table:table-row>
        <table:table-row>
          <table:table-cell table:style-name="Table3.A2" office:value-type="string">
            <text:p text:style-name="P73">nflux_y_d<text:span text:style-name="T20">(:)</text:span></text:p>
            <text:p text:style-name="P73">3.1415926535897931 <text:s text:c="6"/>-3.1415926535897931 <text:s text:c="6"/>-0.0000000000000000</text:p>
            <text:p text:style-name="P74">nflux_y_<text:span text:style-name="T20">u(:)</text:span></text:p>
            <text:p text:style-name="P73">-2.3862986106285931 <text:s text:c="7"/>2.3862986106285931 <text:s text:c="7"/>0.0000000000000000 </text:p>
          </table:table-cell>
          <table:table-cell table:style-name="Table3.B2" office:value-type="string">
            <text:p text:style-name="P88"/>
          </table:table-cell>
        </table:table-row>
        <table:table-row>
          <table:table-cell table:style-name="Table3.A2" office:value-type="string">
            <text:p text:style-name="P76">flux_y</text:p>
            <text:p text:style-name="P73">0.0000000000000000 <text:s text:c="7"/>0.0000000000000000 <text:s text:c="7"/><text:span text:style-name="T12">2.3862986106285931 </text:span></text:p>
            <text:p text:style-name="P78">flux_y(0, 0, :)</text:p>
            <text:p text:style-name="P78">0.0000000000000000 <text:s text:c="7"/>0.0000000000000000 <text:s text:c="7"/>2.3862986106285931</text:p>
          </table:table-cell>
          <table:table-cell table:style-name="Table3.B2" office:value-type="string">
            <text:p text:style-name="P88"/>
          </table:table-cell>
        </table:table-row>
        <table:table-row>
          <table:table-cell table:style-name="Table3.A2" office:value-type="string">
            <text:p text:style-name="P76">m_first_der_y</text:p>
            <text:p text:style-name="P76">1.9364916731037083 <text:s text:c="6"/>-1.6137430609197574 <text:s text:c="6"/>0.64549722436790280 <text:s text:c="7"/>1.0327955589886442 <text:s text:c="6"/>-0.0000000000000000 <text:s text:c="6"/>-1.0327955589886442 <text:s text:c="5"/>-0.64549722436790280 <text:s text:c="7"/>1.6137430609197574 <text:s text:c="6"/>-1.9364916731037083 </text:p>
          </table:table-cell>
          <table:table-cell table:style-name="Table3.B2" office:value-type="string">
            <text:p text:style-name="P88"/>
          </table:table-cell>
        </table:table-row>
        <table:table-row>
          <table:table-cell table:style-name="Table3.A2" office:value-type="string">
            <text:p text:style-name="P77">flux_der_y</text:p>
            <text:p text:style-name="P76"><text:soft-page-break/>-7.1588958318857765 <text:s text:c="7"/>7.1588958318857765 <text:s text:c="7"/>5.5452568668254614 <text:s text:c="2"/></text:p>
          </table:table-cell>
          <table:table-cell table:style-name="Table3.B2" office:value-type="string">
            <text:p text:style-name="P88"/>
          </table:table-cell>
        </table:table-row>
      </table:table>
      <text:p text:style-name="P66"/>
      <text:p text:style-name="P79">Comment time derivative in y direction, <text:span text:style-name="T21">only focus on x 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91">Initial solution<text:span text:style-name="T22">(:, :, 1)</text:span>:</text:p>
            <text:p text:style-name="P91"><text:s/>2.3862986106285931 <text:s text:c="7"/>2.3862986106285931 2.3862986106285931 <text:s text:c="2"/></text:p>
            <text:p text:style-name="P91"><text:s text:c="2"/></text:p>
            <text:p text:style-name="P91"><text:s text:c="2"/>-3.1415926535897931 <text:s text:c="6"/>-3.1415926535897931 <text:s text:c="6"/>-3.1415926535897931 </text:p>
            <text:p text:style-name="P91"><text:s text:c="4"/></text:p>
            <text:p text:style-name="P91"><text:s text:c="3"/>2.3862986106285931 <text:s text:c="7"/>2.3862986106285931 2.3862986106285931 </text:p>
            <text:p text:style-name="P91"/>
            <text:p text:style-name="P92">(:, :, 2)</text:p>
            <text:p text:style-name="P92"><text:s/>-2.3862986106285931 <text:s text:c="6"/>-2.3862986106285931 -2.3862986106285931 <text:s text:c="4"/></text:p>
            <text:p text:style-name="P92"/>
            <text:p text:style-name="P92"><text:s text:c="3"/>3.1415926535897931 <text:s text:c="7"/>3.1415926535897931 3.1415926535897931 <text:s text:c="4"/></text:p>
            <text:p text:style-name="P92"/>
            <text:p text:style-name="P92"><text:s text:c="2"/>-2.3862986106285931 <text:s text:c="6"/>-2.3862986106285931 <text:s text:c="6"/>-2.3862986106285931 </text:p>
          </table:table-cell>
          <table:table-cell table:style-name="Table4.B1" office:value-type="string">
            <text:p text:style-name="P93">P and u should be in the same magnitude but opposite direction</text:p>
            <text:p text:style-name="P93"/>
            <text:p text:style-name="P93"/>
          </table:table-cell>
        </table:table-row>
      </table:table>
      <text:p text:style-name="P80"/>
      <text:p text:style-name="P80">Change index format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94">Initial solution(:, :, 1)</text:p>
            <text:p text:style-name="Table_20_Contents">2.3862986106285931 <text:s text:c="6"/>-3.1415926535897931 2.3862986106285931 <text:s text:c="4"/></text:p>
            <text:p text:style-name="Table_20_Contents"/>
            <text:p text:style-name="Table_20_Contents"><text:s text:c="3"/>2.3862986106285931 <text:s text:c="6"/>-3.1415926535897931 <text:s text:c="7"/>2.3862986106285931 <text:s text:c="4"/></text:p>
            <text:p text:style-name="Table_20_Contents"/>
            <text:p text:style-name="Table_20_Contents"><text:s text:c="3"/>2.3862986106285931 <text:s text:c="6"/>-3.1415926535897931 <text:s text:c="7"/>2.3862986106285931 <text:s/></text:p>
          </table:table-cell>
          <table:table-cell table:style-name="Table5.B1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95">Initial solution(:, :, <text:span text:style-name="T23">2</text:span>)</text:p>
            <text:p text:style-name="P94">-2.3862986106285931 <text:s text:c="7"/>3.1415926535897931 <text:s text:c="6"/>-2.3862986106285931 <text:s text:c="4"/></text:p>
            <text:p text:style-name="P94"><text:s text:c="2"/>-2.3862986106285931 <text:s text:c="7"/>3.1415926535897931 <text:s text:c="6"/>-2.3862986106285931 <text:s text:c="4"/></text:p>
            <text:p text:style-name="P94"><text:s text:c="2"/>-2.3862986106285931 <text:s text:c="7"/>3.1415926535897931 <text:s text:c="6"/>-2.3862986106285931 </text:p>
          </table:table-cell>
          <table:table-cell table:style-name="Table5.B2" office:value-type="string">
            <text:p text:style-name="Table_20_Contents"/>
          </table:table-cell>
        </table:table-row>
      </table:table>
      <text:p text:style-name="P80"/>
      <text:p text:style-name="P81">Change back...</text:p>
      <table:table table:name="Table6" table:style-name="Table6">
        <table:table-column table:style-name="Table6.A"/>
        <table:table-column table:style-name="Table6.B"/>
        <text:soft-page-break/>
        <table:table-row>
          <table:table-cell table:style-name="Table6.A1" office:value-type="string">
            <text:p text:style-name="P91">Initial solution<text:span text:style-name="T22">(:, :, 1)</text:span>:</text:p>
            <text:p text:style-name="P91"><text:s/>2.3862986106285931 <text:s text:c="7"/>2.3862986106285931 2.3862986106285931 <text:s text:c="2"/></text:p>
            <text:p text:style-name="P91"><text:s text:c="2"/></text:p>
            <text:p text:style-name="P91"><text:s text:c="2"/>-3.1415926535897931 <text:s text:c="6"/>-3.1415926535897931 <text:s text:c="6"/>-3.1415926535897931 </text:p>
            <text:p text:style-name="P91"><text:s text:c="4"/></text:p>
            <text:p text:style-name="P91"><text:s text:c="3"/>2.3862986106285931 <text:s text:c="7"/>2.3862986106285931 2.3862986106285931 </text:p>
            <text:p text:style-name="P91"/>
            <text:p text:style-name="P92">(:, :, 2)</text:p>
            <text:p text:style-name="P92"><text:s/>-2.3862986106285931 <text:s text:c="6"/>-2.3862986106285931 -2.3862986106285931 <text:s text:c="4"/></text:p>
            <text:p text:style-name="P92"/>
            <text:p text:style-name="P92"><text:s text:c="3"/>3.1415926535897931 <text:s text:c="7"/>3.1415926535897931 3.1415926535897931 <text:s text:c="4"/></text:p>
            <text:p text:style-name="P92"/>
            <text:p text:style-name="P92"><text:s text:c="2"/>-2.3862986106285931 <text:s text:c="6"/>-2.3862986106285931 <text:s text:c="6"/>-2.3862986106285931 </text:p>
          </table:table-cell>
          <table:table-cell table:style-name="Table6.B1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solution_int_l </text:p>
            <text:p text:style-name="Table_20_Contents">6.0715594534408490 <text:s text:c="6"/>-6.0715594534408490 0.0000000000000000 </text:p>
            <text:p text:style-name="P96">solution_int_<text:span text:style-name="T24">r</text:span></text:p>
            <text:p text:style-name="Table_20_Contents">6.0715594534408499 <text:s text:c="6"/>-6.0715594534408499 <text:s text:c="7"/>0.0000000000000000 <text:s text:c="3"/></text:p>
          </table:table-cell>
          <table:table-cell table:style-name="Table6.B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  <text:p text:style-name="P97">SOLUTION_EXT_L/<text:span text:style-name="T25">R</text:span></text:p>
            <text:p text:style-name="P97">3.1415926535897931 <text:s text:c="6"/>-3.1415926535897931 <text:s text:c="7"/>0.0000000000000000</text:p>
          </table:table-cell>
          <table:table-cell table:style-name="Table6.B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NFLUX_X_L</text:p>
            <text:p text:style-name="Table_20_Contents">-6.0715594534408490 <text:s text:c="7"/>6.0715594534408490 0.0000000000000000 </text:p>
            <text:p text:style-name="P98">NFLUX_X_<text:span text:style-name="T26">R</text:span></text:p>
            <text:p text:style-name="Table_20_Contents">-3.1415926535897931 <text:s text:c="7"/>3.1415926535897931 <text:s text:c="7"/>0.0000000000000000 </text:p>
          </table:table-cell>
          <table:table-cell table:style-name="Table6.B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FLUX_X(I, :)</text:p>
            <text:p text:style-name="Table_20_Contents">-2.3862986106285931 <text:s text:c="7"/>2.3862986106285931 <text:s text:c="7"/>0.0000000000000000 <text:s text:c="4"/></text:p>
            <text:p text:style-name="Table_20_Contents"><text:s text:c="3"/>3.1415926535897931 <text:s text:c="6"/>-3.1415926535897931 <text:s text:c="7"/>0.0000000000000000 <text:s text:c="4"/></text:p>
            <text:p text:style-name="Table_20_Contents"><text:s text:c="2"/>-2.3862986106285931 <text:s text:c="7"/>2.3862986106285931 <text:s text:c="7"/>0.0000000000000000 </text:p>
          </table:table-cell>
          <table:table-cell table:style-name="Table6.B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FLUX_DER_<text:span text:style-name="T27">X(:, :)</text:span></text:p>
            <text:p text:style-name="Table_20_Contents">-17.060117265343678 <text:s text:c="7"/>17.060117265343678 <text:s text:c="7"/>0.0000000000000000 <text:s text:c="4"/></text:p>
            <text:p text:style-name="Table_20_Contents"><text:s text:c="3"/>6.9098640802729800 <text:s text:c="6"/>-<text:soft-page-break/>6.9098640802729800 <text:s text:c="7"/>0.0000000000000000 <text:s text:c="4"/></text:p>
            <text:p text:style-name="Table_20_Contents"><text:s text:c="2"/>-10.579339055748235 <text:s text:c="7"/>10.579339055748235 <text:s text:c="7"/>0.0000000000000000 <text:s text:c="2"/></text:p>
          </table:table-cell>
          <table:table-cell table:style-name="Table6.B2" office:value-type="string">
            <text:p text:style-name="Table_20_Contents"/>
          </table:table-cell>
        </table:table-row>
      </table:table>
      <text:p text:style-name="P81"/>
      <text:p text:style-name="P82">Reduce the solver to 1d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99">SOLUTION<text:span text:style-name="T28">(:, 0, 1)</text:span></text:p>
            <text:p text:style-name="P99"><text:s/>2.3862986106285931 <text:s text:c="6"/>-3.1415926535897931 <text:s text:c="7"/>2.3862986106285931</text:p>
            <text:p text:style-name="P100">(:, 0, 2)</text:p>
            <text:p text:style-name="P100">-2.3862986106285931 <text:s text:c="7"/>3.1415926535897931 <text:s text:c="6"/>-2.3862986106285931</text:p>
          </table:table-cell>
        </table:table-row>
        <table:table-row>
          <table:table-cell table:style-name="Table7.A2" office:value-type="string">
            <text:p text:style-name="Table_20_Contents">SOLUTION_INT_L</text:p>
            <text:p text:style-name="Table_20_Contents">6.0715594534408490 <text:span text:style-name="T29">(p)</text:span> <text:s text:c="5"/>-6.0715594534408490 <text:span text:style-name="T29">(u)</text:span> <text:s text:c="6"/>0.0000000000000000 </text:p>
            <text:p text:style-name="P101">r</text:p>
            <text:p text:style-name="P101">6.0715594534408490 <text:s text:c="6"/>-6.0715594534408490 <text:s text:c="7"/>0.0000000000000000</text:p>
          </table:table-cell>
        </table:table-row>
        <table:table-row>
          <table:table-cell table:style-name="Table7.A2" office:value-type="string">
            <text:p text:style-name="P102"><text:s/><text:span text:style-name="T30">SOLUTION_EXT_R</text:span></text:p>
            <text:p text:style-name="P102">3.1415926535897931 <text:s text:c="6"/>-3.1415926535897931 <text:s text:c="7"/>0.0000000000000000 <text:s text:c="3"/></text:p>
            <text:p text:style-name="P103">R</text:p>
            <text:p text:style-name="P103">3.1415926535897931 <text:s text:c="6"/>-3.1415926535897931 <text:s text:c="7"/>0.0000000000000000 <text:s/></text:p>
          </table:table-cell>
        </table:table-row>
        <table:table-row>
          <table:table-cell table:style-name="Table7.A2" office:value-type="string">
            <text:p text:style-name="P102">NFLUX_X_L</text:p>
            <text:p text:style-name="P102">-6.0715594534408490 <text:s text:c="7"/>6.0715594534408490 <text:s text:c="7"/>0.0000000000000000</text:p>
            <text:p text:style-name="P104">R</text:p>
            <text:p text:style-name="P104">-3.1415926535897931 <text:s text:c="7"/>3.1415926535897931 <text:s text:c="7"/>0.0000000000000000 <text:s text:c="4"/></text:p>
          </table:table-cell>
        </table:table-row>
        <table:table-row>
          <table:table-cell table:style-name="Table7.A2" office:value-type="string">
            <text:p text:style-name="P102"/>
          </table:table-cell>
        </table:table-row>
      </table:table>
      <text:p text:style-name="P82"/>
      <text:p text:style-name="P83">Simplified the governing equation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105"><text:s/><text:span text:style-name="T31">Solution(:, 0, 1)</text:span></text:p>
            <text:p text:style-name="P105">0.71470319295422513 <text:s text:c="7"/>1.0000000000000000 <text:s text:c="6"/>0.71470319295422513 </text:p>
          </table:table-cell>
        </table:table-row>
        <table:table-row>
          <table:table-cell table:style-name="Table8.A2" office:value-type="string">
            <text:p text:style-name="P106">SOLUTION_INT_L</text:p>
            <text:p text:style-name="P105">0.52450532159037522 <text:s text:c="6"/>0.52450532159037522 <text:s text:c="7"/>0.0000000000000000 <text:s/></text:p>
            <text:p text:style-name="P108">R</text:p>
            <text:p text:style-name="P105">0.52450532159037522 <text:s text:c="6"/>0.52450532159037522 <text:s text:c="7"/>0.0000000000000000 <text:s/></text:p>
          </table:table-cell>
        </table:table-row>
        <table:table-row>
          <table:table-cell table:style-name="Table8.A2" office:value-type="string">
            <text:p text:style-name="P106">SOLUTION_EXT_L</text:p>
            <text:p text:style-name="P106">0.54030230586813977 <text:s text:c="6"/>0.54030230586813977 <text:s text:c="7"/>0.0000000000000000 <text:s text:c="4"/></text:p>
            <text:p text:style-name="P109">R</text:p>
            <text:p text:style-name="P109"><text:s/>0.54030230586813977 <text:s text:c="6"/>0.54030230586813977 <text:s text:c="7"/>0.0000000000000000 <text:s/></text:p>
            <text:p text:style-name="P106"/>
          </table:table-cell>
        </table:table-row>
        <table:table-row>
          <table:table-cell table:style-name="Table8.A2" office:value-type="string">
            <text:p text:style-name="P106">NFLUX_X_L</text:p>
            <text:p text:style-name="P106">-0.52450532159037522 <text:s text:c="5"/>-0.52450532159037522 <text:s text:c="7"/>0.0000000000000000 <text:s/></text:p>
            <text:p text:style-name="P110">R</text:p>
            <text:p text:style-name="P110">0.52450532159037522 <text:s text:c="6"/>0.52450532159037522 <text:s text:c="7"/>0.0000000000000000 <text:s text:c="2"/></text:p>
          </table:table-cell>
        </table:table-row>
        <table:table-row>
          <table:table-cell table:style-name="Table8.A2" office:value-type="string">
            <text:p text:style-name="P106">flux_der_x(:, 1)</text:p>
            <text:p text:style-name="P106"><text:s/>0.73663318827629132 <text:s text:c="7"/>0.0000000000000000 <text:s text:c="5"/>-0.73663318827629132 <text:s/></text:p>
            <text:p text:style-name="P107">flux_der_x(:, <text:span text:style-name="T32">2</text:span>)</text:p>
            <text:p text:style-name="P106"><text:soft-page-break/>0.73663318827629132 <text:s text:c="7"/>0.0000000000000000 <text:s text:c="5"/>-0.73663318827629132 </text:p>
          </table:table-cell>
        </table:table-row>
        <table:table-row>
          <table:table-cell table:style-name="Table8.A2" office:value-type="string">
            <text:p text:style-name="P111">n_flux_l</text:p>
            <text:p text:style-name="P106">-0.52450532159037522 <text:s text:c="5"/>-0.52450532159037522 <text:s text:c="7"/>0.0000000000000000 <text:s text:c="4"/></text:p>
            <text:p text:style-name="P106"><text:s/>-0.52368113081222156 <text:s text:c="5"/>-0.52368113081222156 <text:s text:c="7"/>0.0000000000000000 <text:s text:c="4"/></text:p>
            <text:p text:style-name="P106"><text:s/>-0.52264888337450199 <text:s text:c="5"/>-0.52264888337450199 <text:s text:c="7"/>0.0000000000000000 <text:s text:c="2"/></text:p>
          </table:table-cell>
        </table:table-row>
        <table:table-row>
          <table:table-cell table:style-name="Table8.A2" office:value-type="string">
            <text:p text:style-name="P112">n_flux_r</text:p>
            <text:p text:style-name="P111">0.52450532159037522 <text:s text:c="6"/>0.52450532159037522 <text:s text:c="7"/>0.0000000000000000 <text:s text:c="4"/></text:p>
            <text:p text:style-name="P111"><text:s text:c="2"/>0.52532951236852898 <text:s text:c="6"/>0.52532951236852898 <text:s text:c="7"/>0.0000000000000000 <text:s text:c="4"/></text:p>
            <text:p text:style-name="P111"><text:s text:c="2"/>0.52635774187619377 <text:s text:c="6"/>0.52635774187619377 <text:s text:c="7"/>0.0000000000000000 </text:p>
          </table:table-cell>
        </table:table-row>
      </table:table>
      <text:p text:style-name="P83"/>
      <text:p text:style-name="P115">1D scalar <text:span text:style-name="T33">advection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116">GL_POINT_X</text:p>
            <text:p text:style-name="P116">-0.77459666924148340 <text:s text:c="7"/>0.0000000000000000 <text:s text:c="6"/>0.77459666924148340 </text:p>
          </table:table-cell>
        </table:table-row>
        <table:table-row>
          <table:table-cell table:style-name="Table9.A2" office:value-type="string">
            <text:p text:style-name="Table_20_Contents">Solution(:, 0, 2)</text:p>
            <text:p text:style-name="Table_20_Contents">0.71470319295422513 <text:s text:c="7"/>1.0000000000000000 <text:s text:c="6"/>0.71470319295422513</text:p>
          </table:table-cell>
        </table:table-row>
        <table:table-row>
          <table:table-cell table:style-name="Table9.A2" office:value-type="string">
            <text:p text:style-name="Table_20_Contents">SOLUTION_INT_L</text:p>
            <text:p text:style-name="Table_20_Contents"><text:s/>0.52450532159037522 <text:s text:c="6"/>0.52450532159037522 <text:s text:c="7"/>0.0000000000000000</text:p>
            <text:p text:style-name="P117">R</text:p>
            <text:p text:style-name="P117">0.52450532159037522 <text:s text:c="6"/>0.52450532159037522 <text:s text:c="7"/>0.0000000000000000 <text:s/></text:p>
          </table:table-cell>
        </table:table-row>
        <table:table-row>
          <table:table-cell table:style-name="Table9.A2" office:value-type="string">
            <text:p text:style-name="P118">SOLUTION_<text:span text:style-name="T34">EXT_L</text:span></text:p>
            <text:p text:style-name="Table_20_Contents">0.54030230586813977 <text:s text:c="6"/>0.54030230586813977 <text:s text:c="7"/>0.0000000000000000 </text:p>
            <text:p text:style-name="P119">R</text:p>
            <text:p text:style-name="P119">0.54030230586813977 <text:s text:c="6"/>0.54030230586813977 <text:s text:c="7"/>0.0000000000000000 </text:p>
          </table:table-cell>
        </table:table-row>
        <table:table-row>
          <table:table-cell table:style-name="Table9.A2" office:value-type="string">
            <text:p text:style-name="P120">NFLUX_L</text:p>
            <text:p text:style-name="P120">-0.53240381372925749 <text:s text:c="5"/>-0.53240381372925749 <text:s text:c="6"/>-0.0000000000000000 </text:p>
            <text:p text:style-name="P121">R</text:p>
            <text:p text:style-name="P121"><text:s/>0.53240381372925749 <text:s text:c="6"/>0.53240381372925749 <text:s text:c="7"/>0.0000000000000000 <text:s text:c="3"/></text:p>
          </table:table-cell>
        </table:table-row>
        <table:table-row>
          <table:table-cell table:style-name="Table9.A2" office:value-type="string">
            <text:p text:style-name="P120">SOLUTION_TIME_DER(:, 0, 1)</text:p>
            <text:p text:style-name="P120">-0.71827875116786655 <text:s text:c="6"/>-0.0000000000000000 <text:s text:c="6"/>0.71827875116786655</text:p>
            <text:p text:style-name="P122">(:, 0, 2)</text:p>
            <text:p text:style-name="P120">-0.71827875116786655 <text:s text:c="6"/>-0.0000000000000000 <text:s text:c="6"/>0.71827875116786655</text:p>
          </table:table-cell>
        </table:table-row>
      </table:table>
      <text:p text:style-name="P115"/>
      <text:p text:style-name="P1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8T11:23:18.615565711</meta:creation-date>
    <dc:date>2019-09-16T10:53:29.117621417</dc:date>
    <meta:editing-duration>PT19H51M13S</meta:editing-duration>
    <meta:editing-cycles>159</meta:editing-cycles>
    <meta:generator>LibreOffice/6.0.7.3$Linux_X86_64 LibreOffice_project/00m0$Build-3</meta:generator>
    <meta:document-statistic meta:table-count="9" meta:image-count="0" meta:object-count="0" meta:page-count="12" meta:paragraph-count="309" meta:word-count="1002" meta:character-count="14684" meta:non-whitespace-character-count="11827"/>
  </office:meta>
</office:document-meta>
</file>